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7800000017E25E81505A71D129.png" manifest:media-type="image/png"/>
  <manifest:file-entry manifest:full-path="Pictures/100000000000023100000094A3790A3AE0626D97.png" manifest:media-type="image/png"/>
  <manifest:file-entry manifest:full-path="Pictures/100000000000018A0000002D7E01CD7C61DEF63A.png" manifest:media-type="image/png"/>
  <manifest:file-entry manifest:full-path="Pictures/100000000000017E0000002C8B1B4D9179F9CF3A.png" manifest:media-type="image/png"/>
  <manifest:file-entry manifest:full-path="Pictures/10000000000002850000017D556E5685B2C66728.png" manifest:media-type="image/png"/>
  <manifest:file-entry manifest:full-path="Pictures/10000000000001A900000028E3F07CD1C861A8BE.png" manifest:media-type="image/png"/>
  <manifest:file-entry manifest:full-path="Pictures/10000000000001AA0000002DCF21ABFAB667AD85.png" manifest:media-type="image/png"/>
  <manifest:file-entry manifest:full-path="Pictures/10000000000001BB000000D0BC3B51A5D192098F.png" manifest:media-type="image/png"/>
  <manifest:file-entry manifest:full-path="Pictures/10000000000001C400000033B1988635D69FDD4C.png" manifest:media-type="image/png"/>
  <manifest:file-entry manifest:full-path="Pictures/10000000000001B0000000B5507F839A035C53D5.png" manifest:media-type="image/png"/>
  <manifest:file-entry manifest:full-path="Pictures/10000000000001CF00000035E22593886B35911D.png" manifest:media-type="image/png"/>
  <manifest:file-entry manifest:full-path="Pictures/10000000000002DA00000081AD0E404F832C812C.png" manifest:media-type="image/png"/>
  <manifest:file-entry manifest:full-path="Pictures/100000000000028E000001B83A3F178DB4CE1B7C.png" manifest:media-type="image/png"/>
  <manifest:file-entry manifest:full-path="Pictures/10000000000001A60000002B7227F254D4B97D1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8cm" svg:y="0.019cm" svg:width="12.603cm" svg:height="8.479cm" draw:z-index="0"><draw:image xlink:href="Pictures/100000000000028E000001B83A3F178DB4CE1B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139cm" svg:y="0.386cm" svg:width="11.43cm" svg:height="4.789cm" draw:z-index="1"><draw:image xlink:href="Pictures/10000000000001B0000000B5507F839A035C53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252cm" svg:y="0.242cm" svg:width="11.721cm" svg:height="5.503cm" draw:z-index="2"><draw:image xlink:href="Pictures/10000000000001BB000000D0BC3B51A5D19209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612cm" svg:y="0.273cm" svg:width="12.25cm" svg:height="1.402cm" draw:z-index="3"><draw:image xlink:href="Pictures/10000000000001CF00000035E22593886B35911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5" text:anchor-type="char" svg:x="-0.672cm" svg:y="0.483cm" svg:width="11.165cm" svg:height="1.138cm" draw:z-index="4"><draw:image xlink:href="Pictures/10000000000001A60000002B7227F254D4B97D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245cm" svg:y="0.273cm" svg:width="17cm" svg:height="3.004cm" draw:z-index="5"><draw:image xlink:href="Pictures/10000000000002DA00000081AD0E404F832C812C.png" xlink:type="simple" xlink:show="embed" xlink:actuate="onLoad" draw:mime-type="image/png"/></draw:frame><draw:frame draw:style-name="fr1" draw:name="Image7" text:anchor-type="char" svg:x="-0.443cm" svg:y="3.424cm" svg:width="11.271cm" svg:height="1.191cm" draw:z-index="6"><draw:image xlink:href="Pictures/10000000000001AA0000002DCF21ABFAB667AD85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8" text:anchor-type="char" svg:x="-0.39cm" svg:y="0.109cm" svg:width="11.959cm" svg:height="1.349cm" draw:z-index="7"><draw:image xlink:href="Pictures/10000000000001C400000033B1988635D69FDD4C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9" text:anchor-type="char" svg:x="-0.372cm" svg:y="0.185cm" svg:width="11.245cm" svg:height="1.058cm" draw:z-index="8"><draw:image xlink:href="Pictures/10000000000001A900000028E3F07CD1C861A8BE.png" xlink:type="simple" xlink:show="embed" xlink:actuate="onLoad" draw:mime-type="image/png"/></draw:frame></text:p>
      <text:p text:style-name="Standard"/>
      <text:p text:style-name="Standard"><draw:frame draw:style-name="fr1" draw:name="Image10" text:anchor-type="char" svg:x="-0.7cm" svg:y="0.473cm" svg:width="17cm" svg:height="10.042cm" draw:z-index="9"><draw:image xlink:href="Pictures/10000000000002850000017D556E5685B2C66728.png" xlink:type="simple" xlink:show="embed" xlink:actuate="onLoad" draw:mime-type="image/png"/></draw:frame><draw:frame draw:style-name="fr1" draw:name="Image11" text:anchor-type="char" svg:x="-0.579cm" svg:y="10.642cm" svg:width="10.107cm" svg:height="1.164cm" draw:z-index="10"><draw:image xlink:href="Pictures/100000000000017E0000002C8B1B4D9179F9CF3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2" text:anchor-type="char" svg:x="-0.566cm" svg:y="0.034cm" svg:width="10.425cm" svg:height="1.191cm" draw:z-index="11"><draw:image xlink:href="Pictures/100000000000018A0000002D7E01CD7C61DEF63A.png" xlink:type="simple" xlink:show="embed" xlink:actuate="onLoad" draw:mime-type="image/png"/></draw:frame></text:p>
      <text:p text:style-name="Standard"/>
      <text:p text:style-name="Standard"><draw:frame draw:style-name="fr1" draw:name="Image13" text:anchor-type="char" svg:x="-0.679cm" svg:y="0.4cm" svg:width="14.843cm" svg:height="3.916cm" draw:z-index="12"><draw:image xlink:href="Pictures/100000000000023100000094A3790A3AE0626D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char" svg:x="-0.385cm" svg:y="0.019cm" svg:width="9.948cm" svg:height="0.609cm" draw:z-index="13"><draw:image xlink:href="Pictures/100000000000017800000017E25E81505A71D1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02T14:39:32.329506587</meta:creation-date>
    <dc:date>2022-05-02T14:51:31.389990617</dc:date>
    <meta:editing-duration>PT1M29S</meta:editing-duration>
    <meta:editing-cycles>1</meta:editing-cycles>
    <meta:document-statistic meta:table-count="0" meta:image-count="14" meta:object-count="0" meta:page-count="2" meta:paragraph-count="0" meta:word-count="0" meta:character-count="0" meta:non-whitespace-character-count="0"/>
    <meta:generator>LibreOffice/7.0.6.2$Linux_X86_64 LibreOffice_project/00$Build-2</meta:generator>
  </office:meta>
</office:document-meta>
</file>